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018571" calcext:value-type="float">
            <text:p>0,018571</text:p>
          </table:table-cell>
        </table:table-row>
        <table:table-row table:style-name="ro1">
          <table:table-cell office:value-type="float" office:value="0.021713" calcext:value-type="float">
            <text:p>0,021713</text:p>
          </table:table-cell>
        </table:table-row>
        <table:table-row table:style-name="ro1">
          <table:table-cell office:value-type="float" office:value="0.02128" calcext:value-type="float">
            <text:p>0,02128</text:p>
          </table:table-cell>
        </table:table-row>
        <table:table-row table:style-name="ro1">
          <table:table-cell office:value-type="float" office:value="0.018657" calcext:value-type="float">
            <text:p>0,018657</text:p>
          </table:table-cell>
        </table:table-row>
        <table:table-row table:style-name="ro1">
          <table:table-cell office:value-type="float" office:value="0.020292" calcext:value-type="float">
            <text:p>0,020292</text:p>
          </table:table-cell>
        </table:table-row>
        <table:table-row table:style-name="ro1">
          <table:table-cell office:value-type="float" office:value="0.01859" calcext:value-type="float">
            <text:p>0,01859</text:p>
          </table:table-cell>
        </table:table-row>
        <table:table-row table:style-name="ro1">
          <table:table-cell office:value-type="float" office:value="0.01734" calcext:value-type="float">
            <text:p>0,01734</text:p>
          </table:table-cell>
        </table:table-row>
        <table:table-row table:style-name="ro1">
          <table:table-cell office:value-type="float" office:value="0.017392" calcext:value-type="float">
            <text:p>0,017392</text:p>
          </table:table-cell>
        </table:table-row>
        <table:table-row table:style-name="ro1">
          <table:table-cell office:value-type="float" office:value="0.021157" calcext:value-type="float">
            <text:p>0,021157</text:p>
          </table:table-cell>
        </table:table-row>
        <table:table-row table:style-name="ro1">
          <table:table-cell office:value-type="float" office:value="0.020812" calcext:value-type="float">
            <text:p>0,020812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195804" calcext:value-type="float">
            <text:p>0,0195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16T22:29:49.278003402</dc:date>
    <meta:editing-duration>PT14M45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